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office:automatic-styles>
  <office:body>
    <office:text>
      <text:p text:style-name="Title">SQL Server</text:p>
      <text:p text:style-name="Subtitle">Readme.rmd</text:p>
      <text:p text:style-name="Author">Sergio Pedro R Oliveira</text:p>
      <text:p text:style-name="Date">2022-06-07</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5">
        <text:list-item>
          <text:p text:style-name="P75">O primeiro passo de uma consulta é montar o que quer ver na tela - <text:span text:style-name="T1">SELECT</text:span>.<text:line-break/></text:p>
        </text:list-item>
        <text:list-item>
          <text:p text:style-name="P75">É tudo que você quer ver na tela.<text:line-break/></text:p>
        </text:list-item>
        <text:list-item>
          <text:p text:style-name="P75">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6">
        <text:list-item>
          <text:p text:style-name="P76">O segundo passo de uma consulta é a seleção dos dados de uma consulta - <text:span text:style-name="T1">WHERE</text:span>.<text:line-break/></text:p>
        </text:list-item>
        <text:list-item>
          <text:p text:style-name="P76">É filtrar.<text:line-break/></text:p>
        </text:list-item>
        <text:list-item>
          <text:p text:style-name="P76">Trazer um subconjunto do conjunto total de registros de uma tabela.<text:line-break/></text:p>
        </text:list-item>
        <text:list-item>
          <text:p text:style-name="P76">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77">
        <text:list-item>
          <text:p text:style-name="P77">Usa seleção como uma forma de juntar tabelas.<text:line-break/></text:p>
        </text:list-item>
        <text:list-item>
          <text:p text:style-name="P77">Como conseguencia:<text:line-break/></text:p>
          <text:list text:style-name="L78">
            <text:list-item>
              <text:p text:style-name="P78">Uso de operadores lógicos para mais criterios de seleção - <text:span text:style-name="T1">WHERE</text:span>.<text:line-break/></text:p>
            </text:list-item>
            <text:list-item>
              <text:p text:style-name="P78">Ineficiencia na pesquisa, maior custo computacional.<text:line-break/></text:p>
            </text:list-item>
          </text:list>
        </text:list-item>
        <text:list-item>
          <text:p text:style-name="P7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79">
        <text:list-item>
          <text:p text:style-name="P79">Junção <text:span text:style-name="T1">JOIN</text:span>, junta duas ou mais tabelas apartir das colunas de <text:span text:style-name="T2">chaves primarias</text:span> e <text:span text:style-name="T2">chaves estrangeiras</text:span>.<text:line-break/></text:p>
        </text:list-item>
        <text:list-item>
          <text:p text:style-name="P79">Admite seleção - <text:span text:style-name="T1">WHERE</text:span> - sem maiores custos computacionais.<text:line-break/></text:p>
        </text:list-item>
      </text:list>
      <text:list text:style-name="L80">
        <text:list-item>
          <text:p text:style-name="P80"><text:span text:style-name="T1">INNER</text:span><text:line-break/></text:p>
        </text:list-item>
      </text:list>
      <text:list text:style-name="L81">
        <text:list-item>
          <text:p text:style-name="P81">Exclui os registros sem par (orfans) na outra tabela - <text:span text:style-name="T1">INNER</text:span>.<text:line-break/></text:p>
        </text:list-item>
        <text:list-item>
          <text:p text:style-name="P81">Consulta com duas tabelas.<text:line-break/></text:p>
          <text:list text:style-name="L82">
            <text:list-item>
              <text:p text:style-name="P8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3">
        <text:list-item>
          <text:p text:style-name="P83"><text:span text:style-name="T1">LEFT</text:span><text:line-break/></text:p>
        </text:list-item>
      </text:list>
      <text:list text:style-name="L84">
        <text:list-item>
          <text:p text:style-name="P84">Mostra ate os registros sem par (nulos) - <text:span text:style-name="T1">LEFT</text:span>.<text:line-break/></text:p>
          <text:list text:style-name="L85">
            <text:list-item>
              <text:p text:style-name="P85">Comum usar a função <text:span text:style-name="T2">ISNULL</text:span>() para tratar os valores nulos.<text:line-break/></text:p>
            </text:list-item>
          </text:list>
        </text:list-item>
        <text:list-item>
          <text:p text:style-name="P84">Consulta com duas tabelas.<text:line-break/></text:p>
          <text:list text:style-name="L86">
            <text:list-item>
              <text:p text:style-name="P8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87">
        <text:list-item>
          <text:p text:style-name="P87">Consulta com mais de duas tabelas.<text:line-break/></text:p>
          <text:list text:style-name="L88">
            <text:list-item>
              <text:p text:style-name="P88">Pode apresentar colunas/campos com o mesmo nome, de tabelas diferentes. Caso comum das <text:span text:style-name="T2">chaves estrangeiras</text:span> (<text:span text:style-name="T1">FK</text:span>).<text:line-break/></text:p>
            </text:list-item>
            <text:list-item>
              <text:p text:style-name="P88">Indicar de onde vem cada coluna atraves de “<text:span text:style-name="T2">nome_da_tabela</text:span>.<text:span text:style-name="T2">nome_da_coluna</text:span>”.<text:line-break/></text:p>
            </text:list-item>
            <text:list-item>
              <text:p text:style-name="P88">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87">Ponteiramento (alias para tabelas)<text:line-break/></text:p>
          <text:list text:style-name="L89">
            <text:list-item>
              <text:p text:style-name="P89">Melhora a performance da consulta.<text:line-break/></text:p>
            </text:list-item>
            <text:list-item>
              <text:p text:style-name="P89">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observações"/>7 Observações<text:bookmark-end text:name="observações"/></text:h>
      <text:h text:style-name="Heading_20_2" text:outline-level="2"><text:bookmark-start text:name="problemas-para-fazer-login-o-ssms"/>7.1 Problemas para fazer <text:span text:style-name="T2">login</text:span> o <text:span text:style-name="T1">SSMS</text:span><text:bookmark-end text:name="problemas-para-fazer-login-o-ssms"/></text:h>
      <text:list text:style-name="L90">
        <text:list-item>
          <text:p text:style-name="P90">Caso o <text:span text:style-name="T1">SSMS</text:span> não identifique o usuário “sa” e senha como deveria, seguir os seguintes passos:<text:line-break/></text:p>
          <text:list text:style-name="L91">
            <text:list-item>
              <text:p text:style-name="P91">Desabilitar temporariamente o antivirus do computados.<text:line-break/></text:p>
            </text:list-item>
            <text:list-item>
              <text:p text:style-name="P91">Desabilitar o “<text:span text:style-name="T1">firewall</text:span>” do computados.<text:line-break/>“Painel de Controle\Sistema e Segurança\Windows Defender Firewall\Personalizar Configurações”<text:line-break/></text:p>
            </text:list-item>
            <text:list-item>
              <text:p text:style-name="P91">Abrir o <text:span text:style-name="T2">instalador</text:span> de <text:span text:style-name="T1">SQL Server</text:span> e pedir para “<text:span text:style-name="T1">Reparar</text:span>”.<text:line-break/></text:p>
            </text:list-item>
            <text:list-item>
              <text:p text:style-name="P9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7.2 Abreviações do nome de restrições (<text:span text:style-name="T1">CONSTRAINTS</text:span>) no dicionario de dados - sistema (boas práticas)<text:bookmark-end text:name="abreviações-do-nome-de-restrições-constraints-no-dicionario-de-dados---sistema-boas-práticas"/></text:h>
      <text:list text:style-name="L92">
        <text:list-item>
          <text:p text:style-name="P92">Padronização do nome das restrições salvas no sistema.<text:line-break/></text:p>
        </text:list-item>
        <text:list-item>
          <text:p text:style-name="P92">Abreviações do nome das restrições (<text:span text:style-name="T1">CONSTRAINTS</text:span>), para salvar no sistema por meio do <text:span text:style-name="T1">ALTER TABLE</text:span>.<text:line-break/></text:p>
          <text:list text:style-name="L93">
            <text:list-item>
              <text:p text:style-name="P93">‘<text:span text:style-name="T1">PK</text:span>’ é abreviação de “<text:span text:style-name="T1">PRIMARY KEY</text:span>”<text:line-break/></text:p>
            </text:list-item>
            <text:list-item>
              <text:p text:style-name="P93">‘<text:span text:style-name="T1">FK</text:span>’ é abreviação de “<text:span text:style-name="T1">FOERIGN</text:span>”<text:line-break/></text:p>
            </text:list-item>
            <text:list-item>
              <text:p text:style-name="P93">‘<text:span text:style-name="T1">UQ</text:span>’ é abreviação de “<text:span text:style-name="T1">UNIQUE</text:span>”<text:line-break/></text:p>
            </text:list-item>
            <text:list-item>
              <text:p text:style-name="P93">‘<text:span text:style-name="T1">CK</text:span>’ é abreviação de “<text:span text:style-name="T1">CHECK</text:span>”<text:line-break/></text:p>
            </text:list-item>
          </text:list>
        </text:list-item>
      </text:list>
      <text:h text:style-name="Heading_20_2" text:outline-level="2"><text:bookmark-start text:name="formato-da-data-no-sistema"/>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8 Andamento dos Estudos<text:bookmark-end text:name="andamento-dos-estudos"/></text:h>
      <text:h text:style-name="Heading_20_2" text:outline-level="2"><text:bookmark-start text:name="assunto-em-andamento"/>8.1 Assunto em andamento<text:bookmark-end text:name="assunto-em-andamento"/></text:h>
      <text:p text:style-name="First_20_paragraph">Atualmente estou estudando Módulo 26 - AULA 10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07T16:47:19Z</meta:creation-date>
    <dc:date>2022-06-07T16:47:19Z</dc:date>
    <meta:user-defined meta:name="date" meta:value-type="string">2022-06-07</meta:user-defined>
    <meta:user-defined meta:name="output" meta:value-type="string"/>
    <meta:user-defined meta:name="subtitle" meta:value-type="string">Readme.rmd</meta:user-defined>
  </office:meta>
</office:document-meta>
</file>